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HP＋\V[386],
STR＋\V[387], DEF＋\V[388],
FIN＋\V[389], AGI＋\V[390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ging Girl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HP＋\V[397],
STR＋\V[398], DEF＋\V[399],
FIN＋\V[400], AGI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HP＋\V[397],
STR＋\V[398], DEF＋\V[399],
FIN＋\V[400], AGI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tt Bas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HP＋\V[397],
STR＋\V[398], DEF＋\V[399],
FIN＋\V[400], AGI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/>
          <table:table-cell table:style-name="ce0" office:value-type="string">
            <text:p>Hamuko
「Uhh... w-what should I do?
　I guess I'll just charge in?</text:p>
          </table:table-cell>
          <table:table-cell table:number-columns-repeated="1018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/>
          <table:table-cell table:style-name="ce0" office:value-type="string">
            <text:p>Regma
「Don't be reckless. You'll only wear yourself
　out.</text:p>
          </table:table-cell>
          <table:table-cell table:number-columns-repeated="1018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18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/>
          <table:table-cell table:style-name="ce0" office:value-type="string">
            <text:p>Hamuko
「All right... you can count on me!</text:p>
          </table:table-cell>
          <table:table-cell table:number-columns-repeated="1018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/>
          <table:table-cell table:style-name="ce0" office:value-type="string">
            <text:p>Starting the combat tutorial.</text:p>
          </table:table-cell>
          <table:table-cell table:number-columns-repeated="1018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/>
          <table:table-cell table:style-name="ce0" office:value-type="string">
            <text:p>At the start of combat, a "Battle Menu" will
appear at the top of the screen.</text:p>
          </table:table-cell>
          <table:table-cell table:number-columns-repeated="1018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/>
          <table:table-cell table:style-name="ce0" office:value-type="string">
            <text:p>From this Battle Menu, you can select
"Fight", "Items", and "Run".</text:p>
          </table:table-cell>
          <table:table-cell table:number-columns-repeated="1018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/>
          <table:table-cell table:style-name="ce0" office:value-type="string">
            <text:p>Let's start by choosing "Fight".</text:p>
          </table:table-cell>
          <table:table-cell table:number-columns-repeated="1018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/>
          <table:table-cell table:style-name="ce0" office:value-type="string">
            <text:p>Upon selecting "Fight", characters will be able
to act in order of initiative.</text:p>
          </table:table-cell>
          <table:table-cell table:number-columns-repeated="1018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/>
          <table:table-cell table:style-name="ce0" office:value-type="string">
            <text:p>When a party member is able to act, a
command menu will be shown from which you
can choose either "Attack", "Skills", or
"Wait".</text:p>
          </table:table-cell>
          <table:table-cell table:number-columns-repeated="1018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/>
          <table:table-cell table:style-name="ce0" office:value-type="string">
            <text:p>Let's deal some damage to the opponent by
choosing "Attack".</text:p>
          </table:table-cell>
          <table:table-cell table:number-columns-repeated="1018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/>
          <table:table-cell table:style-name="ce0" office:value-type="string">
            <text:p>By choosing "Skills" from the command menu,
special attacks and moves may be used.
However, Hamuko doesn't know any skills yet,
so this can't be selected.</text:p>
          </table:table-cell>
          <table:table-cell table:number-columns-repeated="1018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/>
          <table:table-cell table:style-name="ce0" office:value-type="string">
            <text:p>Choosing "Wait" will skip your turn without
doing anything.</text:p>
          </table:table-cell>
          <table:table-cell table:number-columns-repeated="1018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/>
          <table:table-cell table:style-name="ce0" office:value-type="string">
            <text:p>The "Battle Menu" will be shown at the start
of combat and then after every 5 turns taken
by both allies and enemies.</text:p>
          </table:table-cell>
          <table:table-cell table:number-columns-repeated="1018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/>
          <table:table-cell table:style-name="ce0" office:value-type="string">
            <text:p>When there are multiple enemies, you can
select the target of your attacks, shown by
the target cursor, by using the arrow keys.</text:p>
          </table:table-cell>
          <table:table-cell table:number-columns-repeated="1018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/>
          <table:table-cell table:style-name="ce0" office:value-type="string">
            <text:p>Occasionally, a "Critical Hit" can occur, dealing
double damage.</text:p>
          </table:table-cell>
          <table:table-cell table:number-columns-repeated="1018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/>
          <table:table-cell table:style-name="ce0" office:value-type="string">
            <text:p>When attacked, party members may "Counter"
by responding with an attack of their own.</text:p>
          </table:table-cell>
          <table:table-cell table:number-columns-repeated="1018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/>
          <table:table-cell table:style-name="ce0" office:value-type="string">
            <text:p>The chance of a counter, and its power,
depend on the "Defense" of the character.</text:p>
          </table:table-cell>
          <table:table-cell table:number-columns-repeated="1018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"C-Come at me, if you want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"Normal is best, isn't it?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Oi oi,
it's a little early for April Fools' jok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… Ready to go…
</text:p>
          </table:table-cell>
          <table:table-cell table:style-name="ce0" office:value-type="string">
            <text:p>R... Ready to g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!</text:p>
          </table:table-cell>
          <table:table-cell table:style-name="ce0" office:value-type="string">
            <text:p>I'm baaack—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’m all done.</text:p>
          </table:table-cell>
          <table:table-cell table:style-name="ce0" office:value-type="string">
            <text:p>'Kay, I'm all done—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… much better!
</text:p>
          </table:table-cell>
          <table:table-cell table:style-name="ce0" office:value-type="string">
            <text:p>Aah... much bett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…
</text:p>
          </table:table-cell>
          <table:table-cell table:style-name="ce0" office:value-type="string">
            <text:p>Fuu, th-that was clos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...////
</text:p>
          </table:table-cell>
          <table:table-cell table:style-name="ce0" office:value-type="string">
            <text:p>Th-Thanks for waiting, haha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… I thought I wouldn’t make it~…
</text:p>
          </table:table-cell>
          <table:table-cell table:style-name="ce0" office:value-type="string">
            <text:p>Haa—... I thought I wouldn't make it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Th-Thanks for waiting...////
</text:p>
          </table:table-cell>
          <table:table-cell table:style-name="ce0" office:value-type="string">
            <text:p>Um... th-thanks for wait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ew… a few more seconds and there would have been a flood…)
</text:p>
          </table:table-cell>
          <table:table-cell table:style-name="ce0" office:value-type="string">
            <text:p>(Haah... a few more seconds and I would've
caused a flood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ommend peeing outside?
</text:p>
          </table:table-cell>
          <table:table-cell table:style-name="ce0" office:value-type="string">
            <text:p>Suggest she pee outsid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ぇ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言う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どこ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無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よ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（もじもじ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…
</text:p>
          </table:table-cell>
          <table:table-cell table:style-name="ce0" office:value-type="string">
            <text:p>Um, s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n…! I can’t…! It’s coming out!!
</text:p>
          </table:table-cell>
          <table:table-cell table:style-name="ce0" office:value-type="string">
            <text:p>Ah, uu...! I can't...!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… c-can’t hold it…!!
</text:p>
          </table:table-cell>
          <table:table-cell table:style-name="ce0" office:value-type="string">
            <text:p>I... c-can't hold it anymor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’s no use, I’ll use… that spot over there!!
</text:p>
          </table:table-cell>
          <table:table-cell table:style-name="ce0" office:value-type="string">
            <text:p>Ah, ah, it's no use, I'll... use that spot over
t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…! I, I think…!
</text:p>
          </table:table-cell>
          <table:table-cell table:style-name="ce0" office:value-type="string">
            <text:p>Reguma-kun...! I-I, that is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’s impossible... for me to keep holding it!
</text:p>
          </table:table-cell>
          <table:table-cell table:style-name="ce0" office:value-type="string">
            <text:p>There's no way... I-I can hold it any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…! I’ll be right back!!
</text:p>
          </table:table-cell>
          <table:table-cell table:style-name="ce0" office:value-type="string">
            <text:p>S-Sorry about this...! I'll be right bac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’t there any… bathrooms nearby?
</text:p>
          </table:table-cell>
          <table:table-cell table:style-name="ce0" office:value-type="string">
            <text:p>Aren't there any... toilets nearb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’ve been very desperate for quite a while… pretty soon, I…
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’re right.
</text:p>
          </table:table-cell>
          <table:table-cell table:style-name="ce0" office:value-type="string">
            <text:p>I, I guess you're right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’s no other way, it’s better than embarrassing myself again…
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…!
</text:p>
          </table:table-cell>
          <table:table-cell table:style-name="ce0" office:value-type="string">
            <text:p>Huh? N-No 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’t make weird suggestions…!
</text:p>
          </table:table-cell>
          <table:table-cell table:style-name="ce0" office:value-type="string">
            <text:p>Don't say weird stuff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…? I’m sorry…
</text:p>
          </table:table-cell>
          <table:table-cell table:style-name="ce0" office:value-type="string">
            <text:p>D-Does it smell...? I'm sorr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Ooh… I feel like I have to pee again…)
</text:p>
          </table:table-cell>
          <table:table-cell table:style-name="ce0" office:value-type="string">
            <text:p>(Uuh... I already feel like I have to pee
again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’ve been… holding it in for a little while now…
</text:p>
          </table:table-cell>
          <table:table-cell table:style-name="ce0" office:value-type="string">
            <text:p>I've been... holding it in for a little while
now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it’s nothing to worry about…
</text:p>
          </table:table-cell>
          <table:table-cell table:style-name="ce0" office:value-type="string">
            <text:p>Eh? Oh, n-no. It's nothing to worry abo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"Hyamu Tunnel"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 Sharu home safely.
</text:p>
          </table:table-cell>
          <table:table-cell table:style-name="ce0" office:value-type="string">
            <text:p>For the time being, we have to see
Sharusharu-san home safel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… I wanna go! I wanna go!
</text:p>
          </table:table-cell>
          <table:table-cell table:style-name="ce0" office:value-type="string">
            <text:p>The castle... I wanna go! I wanna go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… pee… peeeeeeee!!)
</text:p>
          </table:table-cell>
          <table:table-cell table:style-name="ce0" office:value-type="string">
            <text:p>(Pee... pee... pee...!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’m done for, I can’t stand it anymore!)
</text:p>
          </table:table-cell>
          <table:table-cell table:style-name="ce0" office:value-type="string">
            <text:p>(I-I'm done for, I can't stand it anymore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
</text:p>
          </table:table-cell>
          <table:table-cell table:style-name="ce0" office:value-type="string">
            <text:p>Y-Y-Yeah, over there... should do! Wait he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…!? I need the toilet… I can’t hold it…!)
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… I’m leaking…!)
</text:p>
          </table:table-cell>
          <table:table-cell table:style-name="ce0" office:value-type="string">
            <text:p>(Aah... I'm gonna leak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 
</text:p>
          </table:table-cell>
          <table:table-cell table:style-name="ce0" office:value-type="string">
            <text:p>S-Sorry! I... I'll be back in no tim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…
</text:p>
          </table:table-cell>
          <table:table-cell table:style-name="ce0" office:value-type="string">
            <text:p>R-Reguma-kun, um, 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aturally, looking for Sharu right now is really important, I know, but…
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’s okay if I need to stop in there real quick, right…?
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 
</text:p>
          </table:table-cell>
          <table:table-cell table:style-name="ce0" office:value-type="string">
            <text:p>Wh-What should I d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 
</text:p>
          </table:table-cell>
          <table:table-cell table:style-name="ce0" office:value-type="string">
            <text:p>O-Okay. Got i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 
</text:p>
          </table:table-cell>
          <table:table-cell table:style-name="ce0" office:value-type="string">
            <text:p>D-Don't say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 
</text:p>
          </table:table-cell>
          <table:table-cell table:style-name="ce0" office:value-type="string">
            <text:p>I'm a grown-up, I can't just not use a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 
</text:p>
          </table:table-cell>
          <table:table-cell table:style-name="ce0" office:value-type="string">
            <text:p>Reguma-kun, I wanna change out of these
clothes alread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 
</text:p>
          </table:table-cell>
          <table:table-cell table:style-name="ce0" office:value-type="string">
            <text:p>A-And also... I need to use the toilet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… where are you?
</text:p>
          </table:table-cell>
          <table:table-cell table:style-name="ce0" office:value-type="string">
            <text:p>Sharusharu-san... where are you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seems like we’re really having a hard time finding her (*squirm*)
</text:p>
          </table:table-cell>
          <table:table-cell table:style-name="ce0" office:value-type="string">
            <text:p>Sh-She's nowhere to be found... *squirm*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… I have to change out of these quickly…
</text:p>
          </table:table-cell>
          <table:table-cell table:style-name="ce0" office:value-type="string">
            <text:p>Ugh... I have to change out of these, quickl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, just where are you anyway?
</text:p>
          </table:table-cell>
          <table:table-cell table:style-name="ce0" office:value-type="string">
            <text:p>Just where is Sharusharu-san, anyw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…!
</text:p>
          </table:table-cell>
          <table:table-cell table:style-name="ce0" office:value-type="string">
            <text:p>W-We should hurr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 is being held captive.
</text:p>
          </table:table-cell>
          <table:table-cell table:style-name="ce0" office:value-type="string">
            <text:p>Somewhere in this building, Sharusharu-san
is being held captiv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hurry, gotta find her, gotta save her!
</text:p>
          </table:table-cell>
          <table:table-cell table:style-name="ce0" office:value-type="string">
            <text:p>We gotta find her so we can save h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 
</text:p>
          </table:table-cell>
          <table:table-cell table:style-name="ce0" office:value-type="string">
            <text:p>I... I can't...! It's more than... I ca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 
</text:p>
          </table:table-cell>
          <table:table-cell table:style-name="ce0" office:value-type="string">
            <text:p>I need... I need the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 
</text:p>
          </table:table-cell>
          <table:table-cell table:style-name="ce0" office:value-type="string">
            <text:p>Ahh, it's getting really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 
</text:p>
          </table:table-cell>
          <table:table-cell table:style-name="ce0" office:value-type="string">
            <text:p>I-It's going to leak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 
</text:p>
          </table:table-cell>
          <table:table-cell table:style-name="ce0" office:value-type="string">
            <text:p>Reguma-kun, s-sorry to ask, but... um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 
</text:p>
          </table:table-cell>
          <table:table-cell table:style-name="ce0" office:value-type="string">
            <text:p>I need to use the toilet, so can we please
take a rest stop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 
</text:p>
          </table:table-cell>
          <table:table-cell table:style-name="ce0" office:value-type="string">
            <text:p>(Ah... What should I do? I have to go to the
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 
</text:p>
          </table:table-cell>
          <table:table-cell table:style-name="ce0" office:value-type="string">
            <text:p>(H-Hang in there a little longer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 
</text:p>
          </table:table-cell>
          <table:table-cell table:style-name="ce0" office:value-type="string">
            <text:p>Ugh, this is so embarrass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 
</text:p>
          </table:table-cell>
          <table:table-cell table:style-name="ce0" office:value-type="string">
            <text:p>(I have to pee, just a tiny b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 
</text:p>
          </table:table-cell>
          <table:table-cell table:style-name="ce0" office:value-type="string">
            <text:p>(For now I'm sure I can still hold it, but what
am I gonna do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 
</text:p>
          </table:table-cell>
          <table:table-cell table:style-name="ce0" office:value-type="string">
            <text:p>Let's go take Sharusharu back from the bandit
ga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 
</text:p>
          </table:table-cell>
          <table:table-cell table:style-name="ce0" office:value-type="string">
            <text:p>Yeah, that's kind of how I'm feeli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
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 
</text:p>
          </table:table-cell>
          <table:table-cell table:style-name="ce0" office:value-type="string">
            <text:p>I might be starting to lose my nerv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"In the back of the forest to the north", huh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"Mediseed"
somewhere in Dābu Caver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"delicacy"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ころ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と、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"Maiden" would be a gir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too late! It’s already… starting to leak!!
</text:p>
          </table:table-cell>
          <table:table-cell table:style-name="ce0" office:value-type="string">
            <text:p>I-It's too late! I'm already... starting to
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absolutely at m-my limit!!
</text:p>
          </table:table-cell>
          <table:table-cell table:style-name="ce0" office:value-type="string">
            <text:p>I'm absolutely at m-my lim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’s coming out, it’s coming out!!
</text:p>
          </table:table-cell>
          <table:table-cell table:style-name="ce0" office:value-type="string">
            <text:p>Ah, it's coming out,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
</text:p>
          </table:table-cell>
          <table:table-cell table:style-name="ce0" office:value-type="string">
            <text:p>Hey, l-let me go to the bathroom alread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’s been since I last went?!
</text:p>
          </table:table-cell>
          <table:table-cell table:style-name="ce0" office:value-type="string">
            <text:p>Do you have any idea how long it's been
since I last went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… what…! All right, but only because it’s an emergency…!
</text:p>
          </table:table-cell>
          <table:table-cell table:style-name="ce0" office:value-type="string">
            <text:p>Ugh... wh-what...?! Fine, but only because
it's an emergenc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trying to tell you, take me to a bathroom!! Where do you see a toilet around here!!
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…
</text:p>
          </table:table-cell>
          <table:table-cell table:style-name="ce0" office:value-type="string">
            <text:p>Saotome, liste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’t we… stop at a bathroom or something?
</text:p>
          </table:table-cell>
          <table:table-cell table:style-name="ce0" office:value-type="string">
            <text:p>Um, can't we... take a toilet break or
something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 Don’t say something so foolish!!
</text:p>
          </table:table-cell>
          <table:table-cell table:style-name="ce0" office:value-type="string">
            <text:p>Y-You pervert!! Don't say something so
foolish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bathroom…)
</text:p>
          </table:table-cell>
          <table:table-cell table:style-name="ce0" office:value-type="string">
            <text:p>(I have to...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… if there’s a bathroom nearby…)
</text:p>
          </table:table-cell>
          <table:table-cell table:style-name="ce0" office:value-type="string">
            <text:p>(Hmm... any nearby bathrooms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’s starting to get more difficult… I want to hurry up and pee…)
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 no… please let this all be a bad dream…
</text:p>
          </table:table-cell>
          <table:table-cell table:style-name="ce0" office:value-type="string">
            <text:p>Oh, no... please let this all be a bad
drea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’m starting to feel like I need to go to the bathroom…)
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 not be a problem.)
</text:p>
          </table:table-cell>
          <table:table-cell table:style-name="ce0" office:value-type="string">
            <text:p>(Oh well, this small amount shouldn't be
a problem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were quite good.
</text:p>
          </table:table-cell>
          <table:table-cell table:style-name="ce0" office:value-type="string">
            <text:p>Your combat instructions are quite precise,
thank goodness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are you really good at Shogi as well?
</text:p>
          </table:table-cell>
          <table:table-cell table:style-name="ce0" office:value-type="string">
            <text:p>Saotome, would you happen to be good
at Shogi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…! It’s no use… It’s leaking…!
</text:p>
          </table:table-cell>
          <table:table-cell table:style-name="ce0" office:value-type="string">
            <text:p>Kh...! It's no use... it's coming o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let us find a bathroom here… I’ll go in it after all!
</text:p>
          </table:table-cell>
          <table:table-cell table:style-name="ce0" office:value-type="string">
            <text:p>Please, if there's a toilet here... let me go
in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 
</text:p>
          </table:table-cell>
          <table:table-cell table:style-name="ce0" office:value-type="string">
            <text:p>Somewhere, i-in the shad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ah… bathroom…! I gotta go right now…!)
</text:p>
          </table:table-cell>
          <table:table-cell table:style-name="ce0" office:value-type="string">
            <text:p>(Aahh... toilet...! I wanna use the toilet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bathroom here, should I use it? Definitely not… probably not…)
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
</text:p>
          </table:table-cell>
          <table:table-cell table:style-name="ce0" office:value-type="string">
            <text:p>Fine...! I'm going over there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 
</text:p>
          </table:table-cell>
          <table:table-cell table:style-name="ce0" office:value-type="string">
            <text:p>O-Only because there's no other optio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 
</text:p>
          </table:table-cell>
          <table:table-cell table:style-name="ce0" office:value-type="string">
            <text:p>I-It's fine! I'll just... put up with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… I need to go to the bathroom…)
</text:p>
          </table:table-cell>
          <table:table-cell table:style-name="ce0" office:value-type="string">
            <text:p>(I... I need to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 
</text:p>
          </table:table-cell>
          <table:table-cell table:style-name="ce0" office:value-type="string">
            <text:p>Th-Th-That's none of your busines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Hm? I-It’s nothing at all, really!
</text:p>
          </table:table-cell>
          <table:table-cell table:style-name="ce0" office:value-type="string">
            <text:p>...Eh? I-It's nothing at all, reall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othing I could do, you know? So it’s not really my fault…!
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 has surely been locked up in a cell this whole time…)
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’s getting desperate? Poor thing…)
</text:p>
          </table:table-cell>
          <table:table-cell table:style-name="ce0" office:value-type="string">
            <text:p>(I wonder if she's getting desperate? Poor
thing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se damn bandits… I’ll never forgive them!
</text:p>
          </table:table-cell>
          <table:table-cell table:style-name="ce0" office:value-type="string">
            <text:p>Those damn bandits... I'll never forgive the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 classmates, I’m going to kick you!!
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 
</text:p>
          </table:table-cell>
          <table:table-cell table:style-name="ce0" office:value-type="string">
            <text:p>I, I can't! I can't hold it for another second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 
</text:p>
          </table:table-cell>
          <table:table-cell table:style-name="ce0" office:value-type="string">
            <text:p>This really is... my limit...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 
</text:p>
          </table:table-cell>
          <table:table-cell table:style-name="ce0" office:value-type="string">
            <text:p>Uu... S-Saotome...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 
</text:p>
          </table:table-cell>
          <table:table-cell table:style-name="ce0" office:value-type="string">
            <text:p>I don't think... I can h-hold it any longer,
so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 
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 
</text:p>
          </table:table-cell>
          <table:table-cell table:style-name="ce0" office:value-type="string">
            <text:p>I mean... for example... you know... bathroom
breaks, and suc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 
</text:p>
          </table:table-cell>
          <table:table-cell table:style-name="ce0" office:value-type="string">
            <text:p>It doesn't have to be right this second or
anything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style-name="ce0" office:value-type="string">
            <text:p>At some point, could we stop by a bathroom? 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
</text:p>
          </table:table-cell>
          <table:table-cell table:style-name="ce0" office:value-type="string">
            <text:p>H-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 
</text:p>
          </table:table-cell>
          <table:table-cell table:style-name="ce0" office:value-type="string">
            <text:p>*sniff*... This... th-that i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 
</text:p>
          </table:table-cell>
          <table:table-cell table:style-name="ce0" office:value-type="string">
            <text:p>If you're getting tired, then how about we
take a break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 
</text:p>
          </table:table-cell>
          <table:table-cell table:style-name="ce0" office:value-type="string">
            <text:p>If you're fine... then never mind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 
</text:p>
          </table:table-cell>
          <table:table-cell table:style-name="ce0" office:value-type="string">
            <text:p>I'm glad that Tomocchi's oka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 
</text:p>
          </table:table-cell>
          <table:table-cell table:style-name="ce0" office:value-type="string">
            <text:p>But I hope that nothing's happened to
Sharusharu-san, either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 
</text:p>
          </table:table-cell>
          <table:table-cell table:style-name="ce0" office:value-type="string">
            <text:p>Tomocchi, Sharusharu-san... will you two be
all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 
</text:p>
          </table:table-cell>
          <table:table-cell table:style-name="ce0" office:value-type="string">
            <text:p>I hope they're not in a bad way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"other world" from o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"Hamuko"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
</text:p>
          </table:table-cell>
          <table:table-cell table:style-name="ce0" office:value-type="string">
            <text:p>Don't 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 
</text:p>
          </table:table-cell>
          <table:table-cell table:style-name="ce0" office:value-type="string">
            <text:p>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謝るから許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にて失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すぐ戻る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～～～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行か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’s gonna leak!! I’m leaking!!
</text:p>
          </table:table-cell>
          <table:table-cell table:style-name="ce0" office:value-type="string">
            <text:p>Ahh, ah, it's gonna leak!! I'm leaking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’t hold it!!
</text:p>
          </table:table-cell>
          <table:table-cell table:style-name="ce0" office:value-type="string">
            <text:p>I-I can't hold 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’t get it!! I really can’t hold it anymore!!
</text:p>
          </table:table-cell>
          <table:table-cell table:style-name="ce0" office:value-type="string">
            <text:p>Y-You don't get it!! I really can't hold it
anymoo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 H-H-Here it comes!!
</text:p>
          </table:table-cell>
          <table:table-cell table:style-name="ce0" office:value-type="string">
            <text:p>Ah—! H-H-Here it come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
</text:p>
          </table:table-cell>
          <table:table-cell table:style-name="ce0" office:value-type="string">
            <text:p>S-Saotome-kun! I g-gotta pe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 is bulging!!
</text:p>
          </table:table-cell>
          <table:table-cell table:style-name="ce0" office:value-type="string">
            <text:p>M-My bladder's bulgin'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’mon… I-I’ll really leak!!
</text:p>
          </table:table-cell>
          <table:table-cell table:style-name="ce0" office:value-type="string">
            <text:p>C'mon... I-I'll really 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! It’s almost too much! Toilet!!
</text:p>
          </table:table-cell>
          <table:table-cell table:style-name="ce0" office:value-type="string">
            <text:p>H-Hey! It's almost too much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’s gonna leak…!!
</text:p>
          </table:table-cell>
          <table:table-cell table:style-name="ce0" office:value-type="string">
            <text:p>At this rate, it's gonna come out whether I like
it or no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!
</text:p>
          </table:table-cell>
          <table:table-cell table:style-name="ce0" office:value-type="string">
            <text:p>R-Roger that! Wait here, ok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… toilet…!
</text:p>
          </table:table-cell>
          <table:table-cell table:style-name="ce0" office:value-type="string">
            <text:p>Toilet...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~…!
</text:p>
          </table:table-cell>
          <table:table-cell table:style-name="ce0" office:value-type="string">
            <text:p>Quickly, a toile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… i-it’s like this, um…
</text:p>
          </table:table-cell>
          <table:table-cell table:style-name="ce0" office:value-type="string">
            <text:p>Err... it-it's like this, uhh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~, I kind of have to go to the bathroom…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ˢˡᵘʳᵖ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isn’t he the greatest man in their whole army?
</text:p>
          </table:table-cell>
          <table:table-cell table:style-name="ce0" office:value-type="string">
            <text:p>That cool guy just now, isn't he the greatest
man in their whole arm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 would give me his autograph~?
</text:p>
          </table:table-cell>
          <table:table-cell table:style-name="ce0" office:value-type="string">
            <text:p>You think he'd give me his autograph～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ha, ah! It’s no use!!
</text:p>
          </table:table-cell>
          <table:table-cell table:style-name="ce0" office:value-type="string">
            <text:p>Ahh, ah, ah! I'm gonna blow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’m going to do it over in that corner!!
</text:p>
          </table:table-cell>
          <table:table-cell table:style-name="ce0" office:value-type="string">
            <text:p>S-Stand watch for me, I'm gonna go do it
over in that corner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’m just about to pee myself!!
</text:p>
          </table:table-cell>
          <table:table-cell table:style-name="ce0" office:value-type="string">
            <text:p>How could you?! I'm just about to pee mys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 you!
</text:p>
          </table:table-cell>
          <table:table-cell table:style-name="ce0" office:value-type="string">
            <text:p>Th-Th-Thanks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really in danger now…!
</text:p>
          </table:table-cell>
          <table:table-cell table:style-name="ce0" office:value-type="string">
            <text:p>I-I'm really in danger now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… hey, can you just stand guard for me for a minute?
</text:p>
          </table:table-cell>
          <table:table-cell table:style-name="ce0" office:value-type="string">
            <text:p>Ooh... hey, can you just stand guard for me
for a 'sec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this isn’t a safe place! But I’m really about to…!
</text:p>
          </table:table-cell>
          <table:table-cell table:style-name="ce0" office:value-type="string">
            <text:p>I-I know it's dangerous 'n all! But, I'm
really gonn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sorry, I’ll finish up fast!
</text:p>
          </table:table-cell>
          <table:table-cell table:style-name="ce0" office:value-type="string">
            <text:p>I'm sorry, I'll finish up fas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… I have to pee SO bad…!
</text:p>
          </table:table-cell>
          <table:table-cell table:style-name="ce0" office:value-type="string">
            <text:p>Oh no... I gotta pee super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re is the bathroom…?
</text:p>
          </table:table-cell>
          <table:table-cell table:style-name="ce0" office:value-type="string">
            <text:p>Toilet... where are ya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 
</text:p>
          </table:table-cell>
          <table:table-cell table:style-name="ce0" office:value-type="string">
            <text:p>Uuh... s-so that's what it's come to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 
</text:p>
          </table:table-cell>
          <table:table-cell table:style-name="ce0" office:value-type="string">
            <text:p>'Kay, time-out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ve to pee again…
</text:p>
          </table:table-cell>
          <table:table-cell table:style-name="ce0" office:value-type="string">
            <text:p>I feel like I hafta pee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all right for now, but…
</text:p>
          </table:table-cell>
          <table:table-cell table:style-name="ce0" office:value-type="string">
            <text:p>I-I'm all right for now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~… I wanna go pee…
</text:p>
          </table:table-cell>
          <table:table-cell table:style-name="ce0" office:value-type="string">
            <text:p>Ah～... I wanna go pe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there be a bathroom around here…?
</text:p>
          </table:table-cell>
          <table:table-cell table:style-name="ce0" office:value-type="string">
            <text:p>There's gotta be a toilet 'round here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sort of thing happens every once in a while…
</text:p>
          </table:table-cell>
          <table:table-cell table:style-name="ce0" office:value-type="string">
            <text:p>Th-This sorta thing just happens every once in
a whil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have to go to the toilet.
</text:p>
          </table:table-cell>
          <table:table-cell table:style-name="ce0" office:value-type="string">
            <text:p>Ahaha, I need to go to the toilet, now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 can still hold it for sure~.
</text:p>
          </table:table-cell>
          <table:table-cell table:style-name="ce0" office:value-type="string">
            <text:p>But I can still hold it, for sur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hey, I’ve been noticing that these bandits are… a lot of them are hotties, aren’t they?
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mm mmm, just the right amount of muscles! Nice~!
</text:p>
          </table:table-cell>
          <table:table-cell table:style-name="ce0" office:value-type="string">
            <text:p>And they have just the right amount of
muscle, too! Nice～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 
</text:p>
          </table:table-cell>
          <table:table-cell table:style-name="ce0" office:value-type="string">
            <text:p>No more! No, my pee—it's all gonna come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 
</text:p>
          </table:table-cell>
          <table:table-cell table:style-name="ce0" office:value-type="string">
            <text:p>Wait for me, I'm gonna do it right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 
</text:p>
          </table:table-cell>
          <table:table-cell table:style-name="ce0" office:value-type="string">
            <text:p>Whyyy?! L-Let me do it... pleeeas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 
</text:p>
          </table:table-cell>
          <table:table-cell table:style-name="ce0" office:value-type="string">
            <text:p>Ah, aah, qu... quickly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 
</text:p>
          </table:table-cell>
          <table:table-cell table:style-name="ce0" office:value-type="string">
            <text:p>I, I... wanna... go pe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 
</text:p>
          </table:table-cell>
          <table:table-cell table:style-name="ce0" office:value-type="string">
            <text:p>I-I-I'm gonna explod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 
</text:p>
          </table:table-cell>
          <table:table-cell table:style-name="ce0" office:value-type="string">
            <text:p>Just wait a sec while I go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 
</text:p>
          </table:table-cell>
          <table:table-cell table:style-name="ce0" office:value-type="string">
            <text:p>Wha?! B-B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 
</text:p>
          </table:table-cell>
          <table:table-cell table:style-name="ce0" office:value-type="string">
            <text:p>I'll be done in no tim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 
</text:p>
          </table:table-cell>
          <table:table-cell table:style-name="ce0" office:value-type="string">
            <text:p>T-Toilet! C'mon, I can't hold it any 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 
</text:p>
          </table:table-cell>
          <table:table-cell table:style-name="ce0" office:value-type="string">
            <text:p>Sorry, but I gotta use the toilet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 
</text:p>
          </table:table-cell>
          <table:table-cell table:style-name="ce0" office:value-type="string">
            <text:p>Everyone else has to go too, right? Right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 
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~. 
</text:p>
          </table:table-cell>
          <table:table-cell table:style-name="ce0" office:value-type="string">
            <text:p>I kinda feel like I have to go, just a
liiittl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 
</text:p>
          </table:table-cell>
          <table:table-cell table:style-name="ce0" office:value-type="string">
            <text:p>Let's stop by a bathroom if we find one, 'kay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 
</text:p>
          </table:table-cell>
          <table:table-cell table:style-name="ce0" office:value-type="string">
            <text:p>Hmm, so Saotome-kun's the party leader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~! Aren't you lucky? 
</text:p>
          </table:table-cell>
          <table:table-cell table:style-name="ce0" office:value-type="string">
            <text:p>You've got yourself a complete harem～!
Aren't you luck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(mutter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-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るふる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I'm going to...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'm... gonna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hold it any more... so, plea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a minut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, eh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-You can't just do that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'll take another break?
*wiggle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n't look at m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"That will be \V[672] ren, please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"Very well... hoiya～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"I'm afraid you don't have enough money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"Is that right—. Well, please come again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"Ah—, that's right! Before you browse my
wares, I have a totally tasty story for you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"You know how all the ships stopped, when
there was all that fuss with the thieves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"Phew, that was a real trouble—! For us
merchants, trading is our lifeline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"So, we realised. Our customers and the
delivery people who supply us with our wares
are all very important to us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"As a show of gratitude, we are introducing
our new loyalty scheme, 'thank-you points'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"Basically, it's just like any old point-card
system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"Whenever you buy one of our items, it'll fill
the thank-you gauge according to the item's
price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"If you fill the gauge all the way up, what a
wonderful present you'll get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"How about it—? That was a good story, no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"Then without further ado, please take your
time and browse our stock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"You can't seem to carry any more, see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"Unfortunately, it seems you don't have
enough money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"Wahoo!! I am so terribly grateful for your
generous patronage—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"As you can see, the thank-you gauge has
MAXed out—! Please press the 【A】 key and
choose a freebie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"Please, pick whatever you like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x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2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"Aw, too bad. You don't have the space for it,
see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"Until next tim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"Uuuuh... maybe you should visit the
restrooms first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"Oh dear, what a spectacular mess you've
mad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"Great—! In that case, please wait just a little
whil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"Thank you for waiting—! Your clothes are now
fresh and clean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"Unfortunately, you don't seem to have
enough money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"My, my, you'll catch a cold like that, you
know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"Oh? It doesn't look like this young lady needs
any clothing cleaned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o...
</text:p>
          </table:table-cell>
          <table:table-cell table:style-name="ce0" office:value-type="string">
            <text:p>L... Let's get go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
</text:p>
          </table:table-cell>
          <table:table-cell table:style-name="ce0" office:value-type="string">
            <text:p>All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kay, I'm back.
</text:p>
          </table:table-cell>
          <table:table-cell table:style-name="ce0" office:value-type="string">
            <text:p>Sorry to keep you waiting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finished.
</text:p>
          </table:table-cell>
          <table:table-cell table:style-name="ce0" office:value-type="string">
            <text:p>I-I'm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...!
</text:p>
          </table:table-cell>
          <table:table-cell table:style-name="ce0" office:value-type="string">
            <text:p>D-Don't stare at me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
</text:p>
          </table:table-cell>
          <table:table-cell table:style-name="ce0" office:value-type="string">
            <text:p>(Hoh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
</text:p>
          </table:table-cell>
          <table:table-cell table:style-name="ce0" office:value-type="string">
            <text:p>I-I'm back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t's not like I was full to bursting, or
anything...!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-what are you looking at...?!
</text:p>
          </table:table-cell>
          <table:table-cell table:style-name="ce0" office:value-type="string">
            <text:p>Wh-What are you looking at...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
</text:p>
          </table:table-cell>
          <table:table-cell table:style-name="ce0" office:value-type="string">
            <text:p>L-Look, I'm finishe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had no choice! It was a close call, okay?
</text:p>
          </table:table-cell>
          <table:table-cell table:style-name="ce0" office:value-type="string">
            <text:p>Wh-What else was I supposed to do?! It was a
really close call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 like that...!
</text:p>
          </table:table-cell>
          <table:table-cell table:style-name="ce0" office:value-type="string">
            <text:p>Th-There's no need to sta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a problem?
</text:p>
          </table:table-cell>
          <table:table-cell table:style-name="ce0" office:value-type="string">
            <text:p>Wh-What, you have something to s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'cos... you k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"Ooh! Compared to the ones from earlier,
these ones have a distinctive quality to them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"The final trial, is it? Fine by me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"C-Can we really win against them...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"No problemo! We'll hit 'em with a 'bonk' and a
'ka-pow'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"Each of you, act according to my instructions.
Victory is most certainly within our reach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"Prepare to intercept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"Yeaaahh—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 "Consider yourselves lucky!"
</text:p>
          </table:table-cell>
          <table:table-cell table:style-name="ce0" office:value-type="string">
            <text:p>Bandit Leader
"Consider yourselves lucky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"For Priela, the great bandit leader herself, will entertain you personally!"
</text:p>
          </table:table-cell>
          <table:table-cell table:style-name="ce0" office:value-type="string">
            <text:p>Bandit Leader
"For I, the great Bandit Leader Priella, will
face-off against you personally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 "We didn't come here to listen to your intro speech."
</text:p>
          </table:table-cell>
          <table:table-cell table:style-name="ce0" office:value-type="string">
            <text:p>Reguma
"We didn't come here to listen to your intro
speech.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We'll beat you up and then take back Sharu!"
</text:p>
          </table:table-cell>
          <table:table-cell table:style-name="ce0" office:value-type="string">
            <text:p>Nyanko
"We'll defeat you and take back
Sharusharu-san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A-And then you'll pay for... *murmur*”
</text:p>
          </table:table-cell>
          <table:table-cell table:style-name="ce0" office:value-type="string">
            <text:p>Nyanko
"A-And then you'll regret... *mumble*
*mumble*!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Whatever! As long as I get to enjoy myself!!"
</text:p>
          </table:table-cell>
          <table:table-cell table:style-name="ce0" office:value-type="string">
            <text:p>Bandit Leader Priella
"Whatever! As long as you amuse me well!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Here I come!!!"
</text:p>
          </table:table-cell>
          <table:table-cell table:style-name="ce0" office:value-type="string">
            <text:p>Bandit Leader Priella
"Here I come!!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"Wh... What is that thing...?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"Uweeh, it looks super strong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"Since it's blocking the way, we have no choice
but to fight it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"Follow my instructions to the letter, you two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"G-Got it... welp, I'm counting on you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"I can't accept being ordered around, but...
if there's no other choice...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odness～. I've actually kinda been
holding it in for a whi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~… What a relief!</text:p>
          </table:table-cell>
          <table:table-cell table:style-name="ce0" office:value-type="string">
            <text:p>Hafuu～... what a relief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… I think it was about to leak~…
</text:p>
          </table:table-cell>
          <table:table-cell table:style-name="ce0" office:value-type="string">
            <text:p>Whew... I thought I was gonna make a
waterfall in my panties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I was really on the verge of wetting myself~…
</text:p>
          </table:table-cell>
          <table:table-cell table:style-name="ce0" office:value-type="string">
            <text:p>I... I really was just about to pee myself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~! I needed that~!!
</text:p>
          </table:table-cell>
          <table:table-cell table:style-name="ce0" office:value-type="string">
            <text:p>Haa～! I needed that～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’t hold it anymore…!
</text:p>
          </table:table-cell>
          <table:table-cell table:style-name="ce0" office:value-type="string">
            <text:p>I almost could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pant* *pant* I-I made it just in time~…
</text:p>
          </table:table-cell>
          <table:table-cell table:style-name="ce0" office:value-type="string">
            <text:p>Haah... haah... I-I made i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I can’t believe how much just came out!
</text:p>
          </table:table-cell>
          <table:table-cell table:style-name="ce0" office:value-type="string">
            <text:p>Wow, y-you wouldn't believe how much just
came ou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 have been a new record hold for me…!
</text:p>
          </table:table-cell>
          <table:table-cell table:style-name="ce0" office:value-type="string">
            <text:p>Th-That mighta been a new personal recor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’s the mens’ room…?
</text:p>
          </table:table-cell>
          <table:table-cell table:style-name="ce0" office:value-type="string">
            <text:p>Um... it's the men's 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 is the mens’ room, huh…?
</text:p>
          </table:table-cell>
          <table:table-cell table:style-name="ce0" office:value-type="string">
            <text:p>Um... i-it's the men's room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… E-Even though it’s the men’s room…!
</text:p>
          </table:table-cell>
          <table:table-cell table:style-name="ce0" office:value-type="string">
            <text:p>Khh... e-even though it's the men's 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’t possibly hold it anymore!!
</text:p>
          </table:table-cell>
          <table:table-cell table:style-name="ce0" office:value-type="string">
            <text:p>I-I-I can't possibly hold it anym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… in the mens’ room… that’s kinda…
</text:p>
          </table:table-cell>
          <table:table-cell table:style-name="ce0" office:value-type="string">
            <text:p>Nope, I mean... it's the men's room... that's
kind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…!
</text:p>
          </table:table-cell>
          <table:table-cell table:style-name="ce0" office:value-type="string">
            <text:p>O-Only men are supposed to go in t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… I’m not a… boy… so… shouldn’t…!
</text:p>
          </table:table-cell>
          <table:table-cell table:style-name="ce0" office:value-type="string">
            <text:p>B-But... I'm not a boy... so...! I shouldn'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 No… I can’t hold it anymore…!
</text:p>
          </table:table-cell>
          <table:table-cell table:style-name="ce0" office:value-type="string">
            <text:p>Ah—... no... I ca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, it’s no use!
</text:p>
          </table:table-cell>
          <table:table-cell table:style-name="ce0" office:value-type="string">
            <text:p>I can't hold it, I can't hold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thing is okay at this point, let me in that bathroom!
</text:p>
          </table:table-cell>
          <table:table-cell table:style-name="ce0" office:value-type="string">
            <text:p>I-I'll take anything, just let me use a toile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the men’s bathroom!
</text:p>
          </table:table-cell>
          <table:table-cell table:style-name="ce0" office:value-type="string">
            <text:p>This is the men's bathroom, see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f course I w-won’t go in the mens’ bathroom!
</text:p>
          </table:table-cell>
          <table:table-cell table:style-name="ce0" office:value-type="string">
            <text:p>Th-There's no way I'm going into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you trying to be funny? Why the mens’ bathroom…!
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’s… no way I could…!
</text:p>
          </table:table-cell>
          <table:table-cell table:style-name="ce0" office:value-type="string">
            <text:p>Th-There's... no way I coul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 want me to use the mens’ bathroom… I-I will hold it…!
</text:p>
          </table:table-cell>
          <table:table-cell table:style-name="ce0" office:value-type="string">
            <text:p>I'd rather... h-hold it than use the men's
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…! Sorry, I… I…
</text:p>
          </table:table-cell>
          <table:table-cell table:style-name="ce0" office:value-type="string">
            <text:p>Huu, nn...! Sorry, I...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… It’s… coming…!!
</text:p>
          </table:table-cell>
          <table:table-cell table:style-name="ce0" office:value-type="string">
            <text:p>It.... it's coming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hat’s the big idea, pointing out the mens’ room to me?
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no intention of g-going into the mens’ bathroom!
</text:p>
          </table:table-cell>
          <table:table-cell table:style-name="ce0" office:value-type="string">
            <text:p>I-I have no intention of using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s’ bathroom!
</text:p>
          </table:table-cell>
          <table:table-cell table:style-name="ce0" office:value-type="string">
            <text:p>I-Idiot! This is the men's 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ven if I d-do have to go, it’s kind of…!
</text:p>
          </table:table-cell>
          <table:table-cell table:style-name="ce0" office:value-type="string">
            <text:p>E-Even if I do have to go... this is kind of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s there not a… a girls’ bathroom…?
</text:p>
          </table:table-cell>
          <table:table-cell table:style-name="ce0" office:value-type="string">
            <text:p>I-Is there not a... a ladies'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I, I think it would be dangerous for me to risk going in…!
</text:p>
          </table:table-cell>
          <table:table-cell table:style-name="ce0" office:value-type="string">
            <text:p>No, well, I think it would be too risky for me
to go i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…! Why isn’t there a girls’ toilet here…!
</text:p>
          </table:table-cell>
          <table:table-cell table:style-name="ce0" office:value-type="string">
            <text:p>Toilet...! Why isn't there a girl's bathroom
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… I-I can’t hold it…!
</text:p>
          </table:table-cell>
          <table:table-cell table:style-name="ce0" office:value-type="string">
            <text:p>Hah... I-I can't hold i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hh!! No… more…!
</text:p>
          </table:table-cell>
          <table:table-cell table:style-name="ce0" office:value-type="string">
            <text:p>Nnghaa!! No... 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’m peeing! I can’t help it!! Toilet!!
</text:p>
          </table:table-cell>
          <table:table-cell table:style-name="ce0" office:value-type="string">
            <text:p>I-I'm wetting myself! I can't help it!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I stay out of the mens’ bathroom~…?
</text:p>
          </table:table-cell>
          <table:table-cell table:style-name="ce0" office:value-type="string">
            <text:p>I think I'd better stay out of the boy's
room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… Th-That’s the mens’ bathroom…
</text:p>
          </table:table-cell>
          <table:table-cell table:style-name="ce0" office:value-type="string">
            <text:p>Sooo... the men's toilets, hu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ens’ bathroom…
</text:p>
          </table:table-cell>
          <table:table-cell table:style-name="ce0" office:value-type="string">
            <text:p>The men's toilet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 I, maybe…?
</text:p>
          </table:table-cell>
          <table:table-cell table:style-name="ce0" office:value-type="string">
            <text:p>Sh-Should I, or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… Just this once, it’s okay even if it’s the mens’ room!
</text:p>
          </table:table-cell>
          <table:table-cell table:style-name="ce0" office:value-type="string">
            <text:p>Uu... j-just this once, I'll take it even if it's
the men's 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ll be right back!
</text:p>
          </table:table-cell>
          <table:table-cell table:style-name="ce0" office:value-type="string">
            <text:p>Be right back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s’ bathroom? Th-that’s fine with me!
</text:p>
          </table:table-cell>
          <table:table-cell table:style-name="ce0" office:value-type="string">
            <text:p>Eh, the men's toilets? Wh-Whatev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gonna pee! Wait for me!!
</text:p>
          </table:table-cell>
          <table:table-cell table:style-name="ce0" office:value-type="string">
            <text:p>I'm gonna go pee! Wait for m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ttt!! Gonna leak!!
</text:p>
          </table:table-cell>
          <table:table-cell table:style-name="ce0" office:value-type="string">
            <text:p>T-Toilet! Toileeett!! I'm peeing myseee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 just might have a problem going in there.
</text:p>
          </table:table-cell>
          <table:table-cell table:style-name="ce0" office:value-type="string">
            <text:p>The men's toilets... I'm not so sure about
going in ther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’m a bit hesitant, what should I do…?
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do need the toilet but… is there only a mens’ toilet?
</text:p>
          </table:table-cell>
          <table:table-cell table:style-name="ce0" office:value-type="string">
            <text:p>I d-do need to go, but... is there only a
men's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s’ toilet, huh… err…
</text:p>
          </table:table-cell>
          <table:table-cell table:style-name="ce0" office:value-type="string">
            <text:p>The men's toilets, huh... ooo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afraid I can’t hold it much longer, so…!
</text:p>
          </table:table-cell>
          <table:table-cell table:style-name="ce0" office:value-type="string">
            <text:p>Wh-Whatever! I can't really hold it any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 know it’s the men’s bathroom but I don’t care at this point!!
</text:p>
          </table:table-cell>
          <table:table-cell table:style-name="ce0" office:value-type="string">
            <text:p>Aah, I don't care if it's the men's bathroom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 me p-pee here!!!
</text:p>
          </table:table-cell>
          <table:table-cell table:style-name="ce0" office:value-type="string">
            <text:p>L-Let me go pee in there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’s coming out!! Toilet! Anywhere is fine, I’m going right now!!
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【Orb Fragment】×1,
but your inventory is full!
Too bad—the orb fragment vanish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怖いから我慢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such a bother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o, aa...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... at my limit...! N-N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'm... really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n't... hold it in...
uu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d like to wash my clothes first, if I
could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'll take you up on tha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'm just going to the toile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bathroom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'm... going to... wet myseeelf...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m fine, thank you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's all right, I don't need to go right now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quite all right, so please ask the others
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'll take care of it now, just in
cas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your thoughtfulness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have a long road ahead, don't we? I'll go
for 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ll be back in just a moment... 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'll go to the toilet.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'm just... going to the toilet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goodness... I was holding it for a
good whi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
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... g-going to the toilet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goodness... I'm saved! ////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 I'm de-desperate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'm g-go-going to leak...!!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's... it's coming ooo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
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bac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 all right 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 to trouble yo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migh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I'm so relieved... ♪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n't
l-l-leak! Not one bi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 
</text:p>
          </table:table-cell>
          <table:table-cell table:style-name="ce0" office:value-type="string">
            <text:p>Take 1 cupful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s 
</text:p>
          </table:table-cell>
          <table:table-cell table:style-name="ce0" office:value-type="string">
            <text:p>Take 4 cupfuls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4! 
</text:p>
          </table:table-cell>
          <table:table-cell table:style-name="ce0" office:value-type="string">
            <text:p>Obtained
【Water】 x4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have any of these for 1 Spirit Orb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 office:value-type="string">
            <text:p>Doping Item x4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 office:value-type="string">
            <text:p>Diuretic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 office:value-type="string">
            <text:p>Liquidate (1000 ren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r inventory's totally full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 don't have a single Spirit Orb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style-name="ce0"/>
          <table:table-cell table:style-name="ce0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15T20:48:12+01:00</meta:creation-date>
    <dc:date>2019-11-15T20:48:1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